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5-07-2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4-07-08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3-08-2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2-08-25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2-08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1-08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20-08-1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9-07-0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8-07-1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8-04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8-01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7-10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7-07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7-04-1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7-01-1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6-10-18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6-04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6-01-0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5-10-1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5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5-04-27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274</text:p>
          </table:table-cell>
          <table:table-cell office:value-type="string" calcext:value-type="string">
            <text:p>35S/21E-31BDB</text:p>
          </table:table-cell>
          <table:table-cell office:value-type="string" calcext:value-type="string">
            <text:p>2015-01-2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